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uilding </text:p>
          </table:table-cell>
          <table:table-cell office:value-type="string" calcext:value-type="string">
            <text:p>Appliance 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Activation Threshold</text:p>
          </table:table-cell>
          <table:table-cell table:style-name="Default" office:value-type="string" calcext:value-type="string">
            <text:p>Activation Length(points)</text:p>
          </table:table-cell>
          <table:table-cell table:style-name="Default" office:value-type="string" calcext:value-type="string">
            <text:p>Act. Thres. (plo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office:value-type="float" office:value="52.766162" calcext:value-type="float">
            <text:p>52.766162</text:p>
          </table:table-cell>
          <table:table-cell office:value-type="float" office:value="2359" calcext:value-type="float">
            <text:p>2359</text:p>
          </table:table-cell>
          <table:table-cell table:formula="of:=([.C2]+ [.D2])/2" office:value-type="float" office:value="1205.883081" calcext:value-type="float">
            <text:p>1205.883081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h Washer</text:p>
          </table:table-cell>
          <table:table-cell office:value-type="float" office:value="22.878331" calcext:value-type="float">
            <text:p>22.878331</text:p>
          </table:table-cell>
          <table:table-cell office:value-type="float" office:value="1422" calcext:value-type="float">
            <text:p>1422</text:p>
          </table:table-cell>
          <table:table-cell table:formula="of:=([.C3]+ [.D3])/2" office:value-type="float" office:value="722.4391655" calcext:value-type="float">
            <text:p>722.4391655</text:p>
          </table:table-cell>
          <table:table-cell office:value-type="string" calcext:value-type="string">
            <text:p>20-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41.866632" calcext:value-type="float">
            <text:p>41.866632</text:p>
          </table:table-cell>
          <table:table-cell office:value-type="float" office:value="363" calcext:value-type="float">
            <text:p>363</text:p>
          </table:table-cell>
          <table:table-cell table:formula="of:=([.C4]+ [.D4])/2" office:value-type="float" office:value="202.433316" calcext:value-type="float">
            <text:p>202.433316</text:p>
          </table:table-cell>
          <table:table-cell office:value-type="string" calcext:value-type="string">
            <text:p>Apprx. 6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wave</text:p>
          </table:table-cell>
          <table:table-cell office:value-type="float" office:value="19.774564" calcext:value-type="float">
            <text:p>19.774564</text:p>
          </table:table-cell>
          <table:table-cell office:value-type="float" office:value="2904" calcext:value-type="float">
            <text:p>2904</text:p>
          </table:table-cell>
          <table:table-cell table:formula="of:=([.C5]+ [.D5])/2" office:value-type="float" office:value="1461.887282" calcext:value-type="float">
            <text:p>1461.887282</text:p>
          </table:table-cell>
          <table:table-cell office:value-type="string" calcext:value-type="string">
            <text:p>10-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idge</text:p>
          </table:table-cell>
          <table:table-cell office:value-type="float" office:value="125.157671" calcext:value-type="float">
            <text:p>125.157671</text:p>
          </table:table-cell>
          <table:table-cell office:value-type="float" office:value="2246" calcext:value-type="float">
            <text:p>2246</text:p>
          </table:table-cell>
          <table:table-cell table:formula="of:=([.C6]+ [.D6])/2" office:value-type="float" office:value="1185.5788355" calcext:value-type="float">
            <text:p>1185.5788355</text:p>
          </table:table-cell>
          <table:table-cell office:value-type="string" calcext:value-type="string">
            <text:p>200-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h Washer</text:p>
          </table:table-cell>
          <table:table-cell office:value-type="float" office:value="3.593352" calcext:value-type="float">
            <text:p>3.593352</text:p>
          </table:table-cell>
          <table:table-cell office:value-type="float" office:value="1425" calcext:value-type="float">
            <text:p>1425</text:p>
          </table:table-cell>
          <table:table-cell table:formula="of:=([.C7]+ [.D7])/2" office:value-type="float" office:value="714.296676" calcext:value-type="float">
            <text:p>714.29667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ght</text:p>
          </table:table-cell>
          <table:table-cell office:value-type="float" office:value="16.242768" calcext:value-type="float">
            <text:p>16.242768</text:p>
          </table:table-cell>
          <table:table-cell office:value-type="float" office:value="289" calcext:value-type="float">
            <text:p>289</text:p>
          </table:table-cell>
          <table:table-cell table:formula="of:=([.C8]+ [.D8])/2" office:value-type="float" office:value="152.621384" calcext:value-type="float">
            <text:p>152.621384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rowave</text:p>
          </table:table-cell>
          <table:table-cell office:value-type="float" office:value="9.160631" calcext:value-type="float">
            <text:p>9.160631</text:p>
          </table:table-cell>
          <table:table-cell office:value-type="float" office:value="1972" calcext:value-type="float">
            <text:p>1972</text:p>
          </table:table-cell>
          <table:table-cell table:formula="of:=([.C9]+ [.D9])/2" office:value-type="float" office:value="990.5803155" calcext:value-type="float">
            <text:p>990.580315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dge</text:p>
          </table:table-cell>
          <table:table-cell office:value-type="float" office:value="66.852737" calcext:value-type="float">
            <text:p>66.852737</text:p>
          </table:table-cell>
          <table:table-cell office:value-type="float" office:value="1576" calcext:value-type="float">
            <text:p>1576</text:p>
          </table:table-cell>
          <table:table-cell table:formula="of:=([.C10]+ [.D10])/2" office:value-type="float" office:value="821.4263685" calcext:value-type="float">
            <text:p>821.42636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h Washer</text:p>
          </table:table-cell>
          <table:table-cell office:value-type="float" office:value="3.33812" calcext:value-type="float">
            <text:p>3.33812</text:p>
          </table:table-cell>
          <table:table-cell office:value-type="float" office:value="766" calcext:value-type="float">
            <text:p>766</text:p>
          </table:table-cell>
          <table:table-cell table:formula="of:=([.C11]+ [.D11])/2" office:value-type="float" office:value="384.66906" calcext:value-type="float">
            <text:p>384.6690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ght</text:p>
          </table:table-cell>
          <table:table-cell office:value-type="float" office:value="0.316411" calcext:value-type="float">
            <text:p>0.316411</text:p>
          </table:table-cell>
          <table:table-cell office:value-type="float" office:value="1151" calcext:value-type="float">
            <text:p>1151</text:p>
          </table:table-cell>
          <table:table-cell table:formula="of:=([.C12]+ [.D12])/2" office:value-type="float" office:value="575.6582055" calcext:value-type="float">
            <text:p>575.6582055</text:p>
          </table:table-cell>
          <table:table-cell office:value-type="string" calcext:value-type="string">
            <text:p>235*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wave</text:p>
          </table:table-cell>
          <table:table-cell office:value-type="float" office:value="4.597429" calcext:value-type="float">
            <text:p>4.597429</text:p>
          </table:table-cell>
          <table:table-cell office:value-type="float" office:value="1817" calcext:value-type="float">
            <text:p>1817</text:p>
          </table:table-cell>
          <table:table-cell table:formula="of:=([.C13]+ [.D13])/2" office:value-type="float" office:value="910.7987145" calcext:value-type="float">
            <text:p>910.798714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ge</text:p>
          </table:table-cell>
          <table:table-cell office:value-type="float" office:value="106.264416" calcext:value-type="float">
            <text:p>106.264416</text:p>
          </table:table-cell>
          <table:table-cell office:value-type="float" office:value="2336" calcext:value-type="float">
            <text:p>2336</text:p>
          </table:table-cell>
          <table:table-cell table:formula="of:=([.C14]+ [.D14])/2" office:value-type="float" office:value="1221.132208" calcext:value-type="float">
            <text:p>1221.132208</text:p>
          </table:table-cell>
          <table:table-cell office:value-type="float" office:value="365" calcext:value-type="float">
            <text:p>3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h Washer</text:p>
          </table:table-cell>
          <table:table-cell office:value-type="float" office:value="0.140921" calcext:value-type="float">
            <text:p>0.140921</text:p>
          </table:table-cell>
          <table:table-cell office:value-type="float" office:value="112" calcext:value-type="float">
            <text:p>112</text:p>
          </table:table-cell>
          <table:table-cell table:formula="of:=([.C15]+ [.D15])/2" office:value-type="float" office:value="56.0704605" calcext:value-type="float">
            <text:p>56.0704605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ght</text:p>
          </table:table-cell>
          <table:table-cell office:value-type="float" office:value="117.125886" calcext:value-type="float">
            <text:p>117.125886</text:p>
          </table:table-cell>
          <table:table-cell office:value-type="float" office:value="2430" calcext:value-type="float">
            <text:p>2430</text:p>
          </table:table-cell>
          <table:table-cell table:formula="of:=([.C16]+ [.D16])/2" office:value-type="float" office:value="1273.562943" calcext:value-type="float">
            <text:p>1273.56294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ot s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7:16:51.216011832</meta:creation-date>
    <dc:date>2018-06-14T14:52:45.020818511</dc:date>
    <meta:editing-duration>PT2M14S</meta:editing-duration>
    <meta:editing-cycles>1</meta:editing-cycles>
    <meta:document-statistic meta:table-count="1" meta:cell-count="104" meta:object-count="0"/>
    <meta:generator>LibreOffice/5.3.1.2$Linux_X86_64 LibreOffice_project/30m0$Build-2</meta:generator>
  </office:meta>
</office:document-meta>
</file>